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85f" officeooo:paragraph-rsid="00003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0:38:03.162049625</meta:creation-date>
    <dc:date>2023-05-22T10:38:22.719946553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7.3.7.2$Linux_X86_64 LibreOffice_project/30$Build-2</meta:generator>
  </office:meta>
</office:document-meta>
</file>